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ion-based human motion analysis: An overview</text:p>
      <text:p text:style-name="Standard"><text:s/>Определение: (не знаю как нормально перевести)</text:p>
      <text:p text:style-name="Standard"><text:tab/>Human body pose estimation, or pose estimation in short, is the process in which the configuration of body parts is estimated from sensor input. When poses are estimated over time, the term human motion analysis is used.</text:p>
      <text:p text:style-name="Standard"/>
      <text:p text:style-name="Standard"/>
      <text:p text:style-name="Standard">Обычно системы, занимающиеся распознаванием позы человека, используют специальные датчики, прикрепленные к телу человека. Серьезными недостатками данных систем являются дороговизна и неудобство в использовани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3-02-03T13:33:56</meta:creation-date>
    <meta:generator>LibreOffice/3.5$Linux_x86 LibreOffice_project/350m1$Build-2</meta:generator>
    <dc:date>2013-02-03T14:12:05</dc:date>
    <dc:creator>alex </dc:creator>
    <meta:editing-duration>PT27M29S</meta:editing-duration>
    <meta:editing-cycles>4</meta:editing-cycles>
    <meta:document-statistic meta:table-count="0" meta:image-count="0" meta:object-count="0" meta:page-count="1" meta:paragraph-count="4" meta:word-count="72" meta:character-count="528" meta:non-whitespace-character-count="455"/>
  </office:meta>
</office:document-meta>
</file>